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mporting modules</text:p>
      <text:p text:style-name="Standard">import numpy as np</text:p>
      <text:p text:style-name="Standard">import pandas as pd</text:p>
      <text:p text:style-name="Standard">import seaborn as sns</text:p>
      <text:p text:style-name="Standard">import matplotlib.pyplot as plt</text:p>
      <text:p text:style-name="Standard">%matplotlib inline</text:p>
      <text:p text:style-name="Standard"/>
      <text:p text:style-name="Standard">from sklearn.model_selection import train_test_split, KFold,cross_val_score</text:p>
      <text:p text:style-name="Standard"/>
      <text:p text:style-name="Standard">from sklearn.ensemble import RandomForestClassifier, AdaBoostClassifier, GradientBoostingClassifier, ExtraTreesClassifier, VotingClassifier</text:p>
      <text:p text:style-name="Standard">from sklearn.linear_model import LogisticRegression</text:p>
      <text:p text:style-name="Standard">from sklearn.tree import DecisionTreeClassifier</text:p>
      <text:p text:style-name="Standard">from sklearn.preprocessing import LabelEncoder,StandardScaler</text:p>
      <text:p text:style-name="Standard">from sklearn.metrics import f1_score, accuracy_score,classification_report, confusion_matrix</text:p>
      <text:p text:style-name="Standard"/>
      <text:p text:style-name="Standard">df=pd.read_csv("/home/user7/Downloads/ML1/MSDS.csv")</text:p>
      <text:p text:style-name="Standard">df.head()</text:p>
      <text:p text:style-name="Standard"/>
      <text:p text:style-name="Standard"/>
      <text:p text:style-name="Standard"># Drop rows with any null values</text:p>
      <text:p text:style-name="Standard">df = df.dropna()</text:p>
      <text:p text:style-name="Standard"/>
      <text:p text:style-name="Standard"># Print the number of rows and columns in the cleaned dataset</text:p>
      <text:p text:style-name="Standard">print("Cleaned dataset shape:", df.shape)</text:p>
      <text:p text:style-name="Standard"/>
      <text:p text:style-name="Standard">#creating features and label</text:p>
      <text:p text:style-name="Standard">features = df.drop(['STATUS'],axis=1)</text:p>
      <text:p text:style-name="Standard">labels = df['STATUS']</text:p>
      <text:p text:style-name="Standard"/>
      <text:p text:style-name="Standard">#creating dummy variables</text:p>
      <text:p text:style-name="Standard">features = pd.get_dummies(features)</text:p>
      <text:p text:style-name="Standard"/>
      <text:p text:style-name="Standard">features.head()</text:p>
      <text:p text:style-name="Standard"/>
      <text:p text:style-name="Standard">#splitting into train, test split</text:p>
      <text:p text:style-name="Standard">X_train,X_test, y_train,y_test = train_test_split(features, labels, test_size=0.2, random_state=55)</text:p>
      <text:p text:style-name="Standard"/>
      <text:p text:style-name="Standard"># sclaing the data</text:p>
      <text:p text:style-name="Standard">scaler = StandardScaler()</text:p>
      <text:p text:style-name="Standard">scaler.fit(X_train)</text:p>
      <text:p text:style-name="Standard">X_train = scaler.transform(X_train)</text:p>
      <text:p text:style-name="Standard">X_test = scaler.transform(X_test)</text:p>
      <text:p text:style-name="Standard"/>
      <text:p text:style-name="Standard">X_train</text:p>
      <text:p text:style-name="Standard">X_test</text:p>
      <text:p text:style-name="Standard"/>
      <text:p text:style-name="Standard">random_state=42</text:p>
      <text:p text:style-name="Standard"># preparing models</text:p>
      <text:p text:style-name="Standard">models = []</text:p>
      <text:p text:style-name="Standard">models.append(("Logistic Regression", LogisticRegression()))</text:p>
      <text:p text:style-name="Standard">models.append(('Decision Tree', DecisionTreeClassifier()))</text:p>
      <text:p text:style-name="Standard"><text:soft-page-break/>models.append(('Random Forest', RandomForestClassifier()))</text:p>
      <text:p text:style-name="Standard">models.append(("Gradient Boosting", GradientBoostingClassifier()))</text:p>
      <text:p text:style-name="Standard">models.append(("AdaBoost", AdaBoostClassifier()))</text:p>
      <text:p text:style-name="Standard"/>
      <text:p text:style-name="Standard">results = []</text:p>
      <text:p text:style-name="Standard">names = []</text:p>
      <text:p text:style-name="Standard">scoring = 'accuracy'</text:p>
      <text:p text:style-name="Standard">for name, model in models:</text:p>
      <text:p text:style-name="Standard"><text:s text:c="4"/>kfold = KFold(n_splits=15, shuffle=True,random_state=random_state)</text:p>
      <text:p text:style-name="Standard"><text:s text:c="4"/>cv_results = cross_val_score(model, features, labels, cv=kfold, scoring=scoring)</text:p>
      <text:p text:style-name="Standard"><text:s text:c="4"/>results.append(cv_results)</text:p>
      <text:p text:style-name="Standard"><text:s text:c="4"/>names.append(name)</text:p>
      <text:p text:style-name="Standard"><text:s text:c="4"/>msg = "%s: %f (%f)" % (name, cv_results.mean(), cv_results.std())</text:p>
      <text:p text:style-name="Standard"><text:s text:c="4"/>print(msg)</text:p>
      <text:p text:style-name="Standard"/>
      <text:p text:style-name="Standard"/>
      <text:p text:style-name="Standard"/>
      <text:p text:style-name="Standard">fig = plt.figure()</text:p>
      <text:p text:style-name="Standard">fig.suptitle('Comparison of Different Models')</text:p>
      <text:p text:style-name="Standard">ax = fig.add_subplot(111)</text:p>
      <text:p text:style-name="Standard">plt.boxplot(results)</text:p>
      <text:p text:style-name="Standard">ax.set_xticklabels(names)</text:p>
      <text:p text:style-name="Standard">plt.show()</text:p>
      <text:p text:style-name="Standard"/>
      <text:p text:style-name="Standard">cls1 = RandomForestClassifier(random_state=7)</text:p>
      <text:p text:style-name="Standard">cls1.fit(X_train,y_train)</text:p>
      <text:p text:style-name="Standard">y_pred = cls1.predict(X_test)</text:p>
      <text:p text:style-name="Standard"/>
      <text:p text:style-name="Standard">print(accuracy_score(y_test,y_pred))</text:p>
      <text:p text:style-name="Standard">print(confusion_matrix(y_test,y_pred))</text:p>
      <text:p text:style-name="Standard">print(classification_report(y_test,y_pred))</text:p>
      <text:p text:style-name="Standard"/>
      <text:p text:style-name="Standard">cls2 = GradientBoostingClassifier(random_state=7)</text:p>
      <text:p text:style-name="Standard">cls2.fit(X_train,y_train)</text:p>
      <text:p text:style-name="Standard">y_pred = cls2.predict(X_test)</text:p>
      <text:p text:style-name="Standard"/>
      <text:p text:style-name="Standard">print(accuracy_score(y_test,y_pred))</text:p>
      <text:p text:style-name="Standard">print(confusion_matrix(y_test,y_pred))</text:p>
      <text:p text:style-name="Standard">print(classification_report(y_test,y_pred)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hushik Chandrachud</meta:initial-creator>
    <meta:creation-date>2023-05-04T22:14:14</meta:creation-date>
    <meta:document-statistic meta:table-count="0" meta:image-count="0" meta:object-count="0" meta:page-count="2" meta:paragraph-count="69" meta:word-count="215" meta:character-count="2509"/>
    <dc:date>2023-05-04T22:19:04</dc:date>
    <dc:creator>Rhushik Chandrachud</dc:creator>
    <meta:editing-duration>PT4M51S</meta:editing-duration>
    <meta:editing-cycles>1</meta:editing-cycles>
    <meta:generator>OpenOffice/4.1.7$Unix OpenOffice.org_project/417m1$Build-9800</meta:generator>
  </office:meta>
</office:document-meta>
</file>